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कुडचड्यार गार्डीयन एन्जल चर्च शिमित्रीचें 25सेक खुरीस म्होडले आमदार काब्रालाचे वाढदिसाच कर्म कॉंग्रेस म्हण्टा केस सीबीआयक दियात आमदार मायकलाचोय तोच सूर.</text:p>
      <text:p>कॉंग्रेस जाल्या देस्पेराद सरकार वडोवपाचो प्रस्नच येना सूरज लोटलीकर गोवा फॉरवर्डाचोच मुख्यमंत्रीपदाची ऑफर आसा मात घेवचो ना विजयाचें हेड ऑन</text:p>
      <text:p>बीजेपीचो राष्ट्रीय अध्यक्ष अमित शहाचे दाबोळी विमानतळावेले वादग्रस्त बेकायदेशीर पब्लिक मिटिगेचे केशींत गोंय सरकार एएआय आनी डीजीपीक हायकोर्टाच्यो नोटिशी.</text:p>
      <text:p>फेसबूक लायव्ह करपाची क्रेझ 11 तऱणाट्यांचेर आंगलट नागपूरांत वेणा धरणांत व्हडें उलथून 8 जाण बुडून सोपले 3 जाण पेंवन आयले परत महाराष्ट्रांत खवदळ.</text:p>
      <text:p>मॅडिकल एडमिशनांचें कोफुसांव हायकोर्टांत एनईईटीचे रिजल्टाक वगत जाल्ल्यान एडमिशन मेळूंक नाशिल्ल्या भुरग्यांक चान्स दिवचो हायकोर्टाचो सरकाराक निर्देश</text:p>
      <text:p>आनी</text:p>
      <text:p>ब्राझील आनी इंग्लंडाचे स्टाफान केलें फातोड्डेच्या नेहरू स्टेडियमाचें इन्स्पॅक्शन अंडर सेव्हन्टिन वर्ल्ड कपाचे मॅचींक फॅसिलिटींचेर टिमी सातिस्वेत.</text:p>
      <text:p>रातीं कुडचड्यार गार्डीयन एन्जल चर्च शिमित्रीचे 25सेक खुरीस फोडले. सुवातेर सिनियर पुलीस ऑफिसरूय पावले. आमदार काब्रालान हे गजालीचो निशेध केलो. फाटले फावट निलेश आमदार जाल्लो तेन्ना हे खुरीस फोडिल्ले. आतां ताचे वाढदिसाक फोडले. काँग्रेस हें प्रकरण सीबीआयकडेन दिवचें म्हूण मागता. मायकलूय सीबीआयचीच भाशा करता. गोंय पुलीस खंयफेल. हें भायल्यांचें कर्म.</text:p>
      <text:p>कॉंग्रेस देस्पेराद जाल्या. गोवा फॉरवर्डान सरकार वडोवपाचो प्रस्नच येना. सूरज लोटलीकर गोवा फॉरवर्डाचोच तो कॉंग्रेसीचो राज्यसभेखातीर उमेदवार जावचो ना हें विजय सरदेसायान स्पश्ट केलां. आपल्याक कॉंग्रेसीकडच्यान मुख्यमंत्रीपदाची ऑफर आसा मात त्या कदेलार बसपाची आपल्याक ताकतिक ना. कोणाचोच घात करुन मुख्यमंत्री जावपाची इत्स ना अशें विजयान हेड ऑनाक सांगलें.</text:p>
      <text:p>घेवया एक ब्रेक</text:p>
      <text:p>बीजेपीचो अध्यक्ष अमित शहाचे दाबोळे एरपोर्टावेले वादग्रस्त पब्लिक मिटिंगेचे केशींत हायकोर्टान गोंय सरकार विमानतळ ऑथॉरिटी एएआय आनी गोंयच्या डीजीपीक नोटीस काडल्या. एक्टिव्हिस्ट आयरिशान हें प्रकरण हायकोर्टांत व्हेल्लें. विमानतळा सारखेल्या संवेदनशील सुवातेचेर जाहीर सभा घेवन बेजबाबदारपणा केला. सभेक कोणे मान्यताय दिल्ली ताची चवकशी जावंक जाय म्हूण हें प्रकरण हायकोर्टांत गेलां.</text:p>
      <text:p>घेवया एक ब्रेक</text:p>
      <text:p>नीटाचे रिजल्टाक उशीर जाल्ल्यान जे भुरगे एडमिशन फॉर्मां दिवंक पावंक ना तांका एमबीबीएस बीडीएस होमियोपॅथी आयुर्वेद वा बाकीचे डिग्री कोर्सांच्या एडमिशनाक प्राज दिवचो म्हूण हायकोर्टान सरकार आनी डीटीईक सांगलां. शुक्रारा दनपरां एडमिशनांक कावन्सिलिंग सुरु. ते पयलीं सकाळींच हायकोर्टांत केस येतली. मॅरिट लिस्टाचो फुडार हे याचिकेचे निकालाचेर निंबून आसतलो</text:p>
      <text:p>फेसबूक लायव्ह करपाची क्रेज तरणाट्यांचे आंगलट आयली. नागपूरांत वेणा धरणांत बोट उमथल्ल्यान 11 जाण बुडले. 3 जाणांक पेवंक येतालें ते पेवन तडीक आयले. 8 जाण सोंपले. 6 जाणांच्यो बॉडी मेळळ्यात. दोन बॉडींचो सोद चल्ला. ह्या घडणुकेन महाराष्ट्रांत खवदळ पडला. बुडचे पयलीं धरणांत ताणीं फेसबूकार लायव्ह केल्लें हें तें ग्रूप सॉंग.</text:p>
      <text:p>क्रुज टुरिजम येणावळीचें तें एक मोठें साधन जावचें म्हूण शिपिंग मिनिस्ट्री यत्न करता. टुरिज्म मिनिस्ट्रीबरोबर मेळून ग्लोबल कन्सल्टंटाचे आदारान धोरण केलां. क्रुजांक कटकटी नासतना मान्यताय मेळची म्हूण ऑपरेटरांक सिंगल विंडो सीआयएसएफाक घेवन सगल्या पोर्टांचेर समान सुरक्षा वेवस्था तशेंच प्रवाश्यांक हाताळपाक खासा ट्रेनिंग दितले. पयल्या 5पोर्टांत गोंय मँगलोर चेन्नय आनी कोची आसा.</text:p>
      <text:p>घेवया एक ब्रेक</text:p>
      <text:p>1 ते 31 ऑगस्ट मेरेन पणजे अमृत आनी स्मार्टसीटीखाला कितलेशेच तडीक लागपाचे आसात. पणजेचो आदलो आमदार सिध्दार्थ कुंकळ्येकार उलयला. तशेच अमृत आनी स्मार्टसीटीखाला दुसया आनी तिसया टप्प्यांतलीं कामांय रोकडींच सुरु जातलीं म्हूण तो सांगता. ह्या कामांखातीर सीसीपी आनी नॅशनल इनफोमॅटीक सेंटराबरोबर मेळून खासा डेटाबेजूय तयार करतले.</text:p>
      <text:p>मुरगांव नगरपालिका वार्षिक सप्ताच्या तयारेक लागल्या. 28 जुलयसावन सप्ताह सुरु. वर्साभशेन तो सप्तकभर चलपाचो. नगरपालिकेन सोमारा मिटिंग घेतली. बसकेक आमदार कार्लुसूय आशिल्लो. सप्ताहाक मांड ट्रॅफीकाची वेवस्था पार्कींग आनी सॅक्युरिटीचेर चर्चा जाली.</text:p>
      <text:p>पावसाच्या सिझनांत धबधब्यांचेर वचून लोक सोरो पिवन तवनासपणा करतात म्हूण एक्सायज खात्यान सत्तरींत दोनकडेन चॅक पोस्ट घाल्यात.एक चोर्ला आनी दुसरो हेदोड्या.फाटले दोन शेनवार–आयतार मेळून खात्यान 13 हजारांचो सोरो धल्लो.तांका बाकीच्या वाठारांनीय चॅकपोस्ट घालपाक जाय मात स्टाफ खंय मात्सो कमी पडटा.</text:p>
      <text:p>घेवया एक ब्रेक</text:p>
      <text:p>सद्या देशांत एक मोठें संकट आयलां. एकसूत्रीकरणाच्या नावांन देशांत एकूच हिंदी भास लादपाचो यत्न चल्ला म्हूण कोंकणीचो साहित्य अकादमी पुरस्कार जैतीवंत दामोदर मावजो उलयला. 40 कोटी लोक हिंदी उलयतात म्हूण तीच एक राष्ट्रभास जावपाचे लायकेची आसा अशें न्ही अशी उतरां दामोदर मावज्यान काडलीं.</text:p>
      <text:p>अंडर सेवंटिन फूटबॉल वर्ल्ड कपाखातीर गोंयांत बयो फॅसिलिटी आनी इन्फ्रास्ट्रक्चर आसा म्हूण ब्राझील आनी इंग्लंडाचे प्रतिनिधी सातिस्वेत आसात. सोमारा तांणी फातोड्डेच्या नेहरू स्टेडियमाचें इन्स्पॅक्शन केलें. ब्राझील निजरा आड 13 ऑक्टोबराक फातोड्ड्या खेळटले. नॉक आवट स्टेजिंत पावल्यार फातोड्ड्या खेळचे पडूंक शकता म्हूण इंग्लंडाचे टिमीनूय इन्स्पॅक्शन केलें</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